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7f58" officeooo:paragraph-rsid="000d7f58"/>
    </style:style>
    <style:style style:name="P2" style:family="paragraph" style:parent-style-name="Standard">
      <style:text-properties officeooo:rsid="000bfc0f" officeooo:paragraph-rsid="000bfc0f"/>
    </style:style>
    <style:style style:name="P3" style:family="paragraph" style:parent-style-name="Standard">
      <style:text-properties officeooo:rsid="000ca1ce" officeooo:paragraph-rsid="000ca1ce"/>
    </style:style>
    <style:style style:name="P4" style:family="paragraph" style:parent-style-name="Standard">
      <style:text-properties fo:font-weight="bold" officeooo:rsid="000ca1ce" officeooo:paragraph-rsid="000ca1ce" style:font-weight-asian="bold" style:font-weight-complex="bold"/>
    </style:style>
    <style:style style:name="P5" style:family="paragraph" style:parent-style-name="Standard">
      <style:text-properties fo:font-weight="bold" officeooo:rsid="000d6da4" officeooo:paragraph-rsid="000d6da4" style:font-weight-asian="bold" style:font-weight-complex="bold"/>
    </style:style>
    <style:style style:name="P6" style:family="paragraph" style:parent-style-name="Standard">
      <style:text-properties fo:font-weight="bold" officeooo:rsid="00122973" officeooo:paragraph-rsid="00122973" style:font-weight-asian="bold" style:font-weight-complex="bold"/>
    </style:style>
    <style:style style:name="P7" style:family="paragraph" style:parent-style-name="Standard">
      <style:text-properties fo:font-weight="bold" officeooo:rsid="00191572" officeooo:paragraph-rsid="000bfc0f" style:font-weight-asian="bold" style:font-weight-complex="bold"/>
    </style:style>
    <style:style style:name="P8" style:family="paragraph" style:parent-style-name="Standard">
      <style:text-properties fo:font-weight="normal" officeooo:rsid="000ca1ce" officeooo:paragraph-rsid="000ca1ce" style:font-weight-asian="normal" style:font-weight-complex="normal"/>
    </style:style>
    <style:style style:name="P9" style:family="paragraph" style:parent-style-name="Standard">
      <style:text-properties fo:font-weight="normal" officeooo:rsid="000d6da4" officeooo:paragraph-rsid="000d6da4" style:font-weight-asian="normal" style:font-weight-complex="normal"/>
    </style:style>
    <style:style style:name="P10" style:family="paragraph" style:parent-style-name="Standard">
      <style:text-properties fo:font-weight="normal" officeooo:rsid="00122973" officeooo:paragraph-rsid="00122973" style:font-weight-asian="normal" style:font-weight-complex="normal"/>
    </style:style>
    <style:style style:name="P11" style:family="paragraph" style:parent-style-name="Standard">
      <style:text-properties officeooo:rsid="0016f82e" officeooo:paragraph-rsid="0016f82e"/>
    </style:style>
    <style:style style:name="P12" style:family="paragraph" style:parent-style-name="Standard">
      <style:text-properties officeooo:paragraph-rsid="000bfc0f"/>
    </style:style>
    <style:style style:name="P13" style:family="paragraph" style:parent-style-name="Standard">
      <style:paragraph-properties fo:text-align="start" style:justify-single-word="false"/>
      <style:text-properties officeooo:rsid="001726b9" officeooo:paragraph-rsid="001726b9"/>
    </style:style>
    <style:style style:name="P14" style:family="paragraph" style:parent-style-name="Standard">
      <style:paragraph-properties fo:text-align="start" style:justify-single-word="false"/>
      <style:text-properties officeooo:rsid="00259715" officeooo:paragraph-rsid="00259715"/>
    </style:style>
    <style:style style:name="P15" style:family="paragraph" style:parent-style-name="Standard">
      <style:paragraph-properties fo:text-align="start" style:justify-single-word="false"/>
      <style:text-properties officeooo:rsid="001c08e1" officeooo:paragraph-rsid="001c08e1"/>
    </style:style>
    <style:style style:name="P16" style:family="paragraph" style:parent-style-name="Standard">
      <style:paragraph-properties fo:text-align="start" style:justify-single-word="false"/>
      <style:text-properties officeooo:rsid="001f7e2e" officeooo:paragraph-rsid="001f7e2e"/>
    </style:style>
    <style:style style:name="P17" style:family="paragraph" style:parent-style-name="Standard">
      <style:paragraph-properties fo:text-align="start" style:justify-single-word="false"/>
      <style:text-properties officeooo:rsid="00205c08" officeooo:paragraph-rsid="001dade4"/>
    </style:style>
    <style:style style:name="P18" style:family="paragraph" style:parent-style-name="Standard">
      <style:paragraph-properties fo:text-align="start" style:justify-single-word="false"/>
      <style:text-properties officeooo:rsid="00222b7c" officeooo:paragraph-rsid="001f7e2e"/>
    </style:style>
    <style:style style:name="P19" style:family="paragraph" style:parent-style-name="Standard">
      <style:paragraph-properties fo:text-align="start" style:justify-single-word="false"/>
      <style:text-properties officeooo:rsid="002939c5" officeooo:paragraph-rsid="002939c5"/>
    </style:style>
    <style:style style:name="P20" style:family="paragraph" style:parent-style-name="Standard">
      <style:paragraph-properties fo:text-align="start" style:justify-single-word="false"/>
      <style:text-properties officeooo:rsid="002ec0f8" officeooo:paragraph-rsid="002ec0f8"/>
    </style:style>
    <style:style style:name="P21" style:family="paragraph" style:parent-style-name="Standard">
      <style:paragraph-properties fo:text-align="start" style:justify-single-word="false"/>
      <style:text-properties officeooo:rsid="002ec0f8" officeooo:paragraph-rsid="002f98f2"/>
    </style:style>
    <style:style style:name="P22" style:family="paragraph" style:parent-style-name="Standard" style:list-style-name="L1">
      <style:paragraph-properties fo:text-align="start" style:justify-single-word="false"/>
      <style:text-properties officeooo:rsid="002ec0f8" officeooo:paragraph-rsid="002f98f2"/>
    </style:style>
    <style:style style:name="P23" style:family="paragraph" style:parent-style-name="Standard" style:list-style-name="L1">
      <style:paragraph-properties fo:text-align="start" style:justify-single-word="false"/>
      <style:text-properties officeooo:rsid="002ec0f8" officeooo:paragraph-rsid="002ec0f8"/>
    </style:style>
    <style:style style:name="P24" style:family="paragraph" style:parent-style-name="Standard" style:list-style-name="L1">
      <style:paragraph-properties fo:text-align="start" style:justify-single-word="false"/>
      <style:text-properties officeooo:rsid="002ec0f8" officeooo:paragraph-rsid="003d106c"/>
    </style:style>
    <style:style style:name="P25" style:family="paragraph" style:parent-style-name="Standard" style:list-style-name="L2">
      <style:text-properties fo:font-weight="bold" officeooo:rsid="000d6da4" officeooo:paragraph-rsid="000d6da4" style:font-weight-asian="bold" style:font-weight-complex="bold"/>
    </style:style>
    <style:style style:name="P26" style:family="paragraph" style:parent-style-name="Standard" style:list-style-name="L2">
      <style:text-properties fo:font-weight="bold" officeooo:rsid="000d6da4" officeooo:paragraph-rsid="0010e2f5" style:font-weight-asian="bold" style:font-weight-complex="bold"/>
    </style:style>
    <style:style style:name="P27" style:family="paragraph" style:parent-style-name="Standard" style:list-style-name="L2">
      <style:text-properties fo:font-weight="bold" officeooo:rsid="00122973" officeooo:paragraph-rsid="00122973" style:font-weight-asian="bold" style:font-weight-complex="bold"/>
    </style:style>
    <style:style style:name="P28" style:family="paragraph" style:parent-style-name="Standard">
      <style:text-properties fo:font-weight="bold" officeooo:rsid="00191572" officeooo:paragraph-rsid="0034d7f9" style:font-weight-asian="bold" style:font-weight-complex="bold"/>
    </style:style>
    <style:style style:name="P29" style:family="paragraph" style:parent-style-name="Standard">
      <style:text-properties fo:font-weight="bold" officeooo:rsid="0033da5d" officeooo:paragraph-rsid="0033da5d" style:font-weight-asian="bold" style:font-weight-complex="bold"/>
    </style:style>
    <style:style style:name="P30" style:family="paragraph" style:parent-style-name="Standard">
      <style:text-properties fo:font-weight="bold" officeooo:rsid="003d4dcf" officeooo:paragraph-rsid="003d4dcf" style:font-weight-asian="bold" style:font-weight-complex="bold"/>
    </style:style>
    <style:style style:name="P31" style:family="paragraph" style:parent-style-name="Standard" style:list-style-name="L2">
      <style:text-properties fo:font-weight="normal" officeooo:rsid="000d7f58" officeooo:paragraph-rsid="000d6da4" style:font-weight-asian="normal" style:font-weight-complex="normal"/>
    </style:style>
    <style:style style:name="P32" style:family="paragraph" style:parent-style-name="Standard" style:list-style-name="L2">
      <style:text-properties fo:font-weight="normal" officeooo:rsid="000f7b1a" officeooo:paragraph-rsid="000d6da4" style:font-weight-asian="normal" style:font-weight-complex="normal"/>
    </style:style>
    <style:style style:name="P33" style:family="paragraph" style:parent-style-name="Standard" style:list-style-name="L2">
      <style:text-properties fo:font-weight="normal" officeooo:rsid="0010e2f5" officeooo:paragraph-rsid="0010e2f5" style:font-weight-asian="normal" style:font-weight-complex="normal"/>
    </style:style>
    <style:style style:name="P34" style:family="paragraph" style:parent-style-name="Standard">
      <style:text-properties fo:font-weight="normal" officeooo:rsid="00122973" officeooo:paragraph-rsid="00122973" style:font-weight-asian="normal" style:font-weight-complex="normal"/>
    </style:style>
    <style:style style:name="P35" style:family="paragraph" style:parent-style-name="Standard">
      <style:text-properties fo:font-weight="normal" officeooo:rsid="0033bd1f" officeooo:paragraph-rsid="0033bd1f" style:font-weight-asian="normal" style:font-weight-complex="normal"/>
    </style:style>
    <style:style style:name="P36" style:family="paragraph" style:parent-style-name="Standard">
      <style:text-properties fo:font-weight="normal" officeooo:rsid="0033da5d" officeooo:paragraph-rsid="0034d7f9" style:font-weight-asian="normal" style:font-weight-complex="normal"/>
    </style:style>
    <style:style style:name="P37" style:family="paragraph" style:parent-style-name="Standard">
      <style:text-properties fo:font-weight="normal" officeooo:rsid="003d4dcf" officeooo:paragraph-rsid="003d4dcf" style:font-weight-asian="normal" style:font-weight-complex="normal"/>
    </style:style>
    <style:style style:name="P38" style:family="paragraph" style:parent-style-name="Standard">
      <style:paragraph-properties fo:text-align="start" style:justify-single-word="false"/>
      <style:text-properties officeooo:paragraph-rsid="001726b9"/>
    </style:style>
    <style:style style:name="P39" style:family="paragraph" style:parent-style-name="Standard" style:list-style-name="L3">
      <style:paragraph-properties fo:text-align="start" style:justify-single-word="false"/>
      <style:text-properties officeooo:paragraph-rsid="003d106c"/>
    </style:style>
    <style:style style:name="P40" style:family="paragraph" style:parent-style-name="Standard">
      <style:text-properties officeooo:rsid="0016f82e" officeooo:paragraph-rsid="0016f82e"/>
    </style:style>
    <style:style style:name="P41" style:family="paragraph" style:parent-style-name="Standard">
      <style:paragraph-properties fo:text-align="start" style:justify-single-word="false"/>
      <style:text-properties officeooo:rsid="001c08e1" officeooo:paragraph-rsid="001c08e1"/>
    </style:style>
    <style:style style:name="P42" style:family="paragraph" style:parent-style-name="Standard">
      <style:paragraph-properties fo:text-align="start" style:justify-single-word="false"/>
      <style:text-properties officeooo:rsid="00259715" officeooo:paragraph-rsid="001726b9"/>
    </style:style>
    <style:style style:name="P43" style:family="paragraph" style:parent-style-name="Standard">
      <style:paragraph-properties fo:text-align="start" style:justify-single-word="false"/>
      <style:text-properties officeooo:rsid="0037f207" officeooo:paragraph-rsid="0037f207"/>
    </style:style>
    <style:style style:name="P44" style:family="paragraph" style:parent-style-name="Standard" style:list-style-name="L1">
      <style:paragraph-properties fo:text-align="start" style:justify-single-word="false"/>
      <style:text-properties officeooo:rsid="003d106c" officeooo:paragraph-rsid="003d106c"/>
    </style:style>
    <style:style style:name="P45" style:family="paragraph" style:parent-style-name="Standard" style:list-style-name="L3">
      <style:paragraph-properties fo:text-align="start" style:justify-single-word="false"/>
      <style:text-properties officeooo:rsid="003d106c" officeooo:paragraph-rsid="003d106c"/>
    </style:style>
    <style:style style:name="P46" style:family="paragraph" style:parent-style-name="Standard">
      <style:text-properties officeooo:paragraph-rsid="000bfc0f"/>
    </style:style>
    <style:style style:name="P47" style:family="paragraph" style:parent-style-name="Standard">
      <style:paragraph-properties fo:text-align="start" style:justify-single-word="false"/>
      <style:text-properties officeooo:rsid="00205c08" officeooo:paragraph-rsid="001dade4"/>
    </style:style>
    <style:style style:name="P48" style:family="paragraph" style:parent-style-name="Standard">
      <style:paragraph-properties fo:text-align="start" style:justify-single-word="false"/>
      <style:text-properties officeooo:rsid="00222b7c" officeooo:paragraph-rsid="001726b9"/>
    </style:style>
    <style:style style:name="P49"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6f82e" style:font-weight-asian="bold" style:font-weight-complex="bold"/>
    </style:style>
    <style:style style:name="T3" style:family="text">
      <style:text-properties fo:font-weight="bold" officeooo:rsid="00191572" style:font-weight-asian="bold" style:font-weight-complex="bold"/>
    </style:style>
    <style:style style:name="T4" style:family="text">
      <style:text-properties fo:font-weight="bold" officeooo:rsid="000bfc0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7f58" style:font-weight-asian="normal" style:font-weight-complex="normal"/>
    </style:style>
    <style:style style:name="T7" style:family="text">
      <style:text-properties fo:font-weight="normal" officeooo:rsid="000f7b1a" style:font-weight-asian="normal" style:font-weight-complex="normal"/>
    </style:style>
    <style:style style:name="T8" style:family="text">
      <style:text-properties fo:font-weight="normal" officeooo:rsid="0010e2f5" style:font-weight-asian="normal" style:font-weight-complex="normal"/>
    </style:style>
    <style:style style:name="T9" style:family="text">
      <style:text-properties officeooo:rsid="000f7b1a"/>
    </style:style>
    <style:style style:name="T10" style:family="text">
      <style:text-properties officeooo:rsid="00122973"/>
    </style:style>
    <style:style style:name="T11" style:family="text">
      <style:text-properties officeooo:rsid="001a8167"/>
    </style:style>
    <style:style style:name="T12" style:family="text">
      <style:text-properties officeooo:rsid="002a3ba2"/>
    </style:style>
    <style:style style:name="T13" style:family="text">
      <style:text-properties officeooo:rsid="002b982f"/>
    </style:style>
    <style:style style:name="T14" style:family="text">
      <style:text-properties officeooo:rsid="0033bd1f"/>
    </style:style>
    <style:style style:name="T15" style:family="text">
      <style:text-properties officeooo:rsid="0034d7f9"/>
    </style:style>
    <style:style style:name="T16" style:family="text">
      <style:text-properties officeooo:rsid="0036c2c7"/>
    </style:style>
    <style:style style:name="T17" style:family="text">
      <style:text-properties officeooo:rsid="0039844e"/>
    </style:style>
    <style:style style:name="T18" style:family="text">
      <style:text-properties officeooo:rsid="003b73d7"/>
    </style:style>
    <style:style style:name="T19" style:family="text">
      <style:text-properties officeooo:rsid="003d106c"/>
    </style:style>
    <style:style style:name="T20" style:family="text">
      <style:text-properties officeooo:rsid="003d4dcf"/>
    </style:style>
    <style:style style:name="T21" style:family="text">
      <style:text-properties officeooo:rsid="0042bd60"/>
    </style:style>
    <style:style style:name="T22" style:family="text">
      <style:text-properties officeooo:rsid="0044db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Sozawe</text:h>
      <text:p text:style-name="Standard"/>
      <text:p text:style-name="Standard"><text:span text:style-name="T1">Wajong</text:span><text:span text:style-name="T2">= </text:span><text:s/>ondersteuning voor jonggehandicapten</text:p>
      <text:p text:style-name="Standard"><text:span text:style-name="T1">IOAZ</text:span>= Wet Inkomensvoorziening oudere en gedeeltelijk arbeidsongeschikte gewezen zelfstandigen (IOAZ) <text:span text:style-name="T11">(rijksoverheid.nl)</text:span></text:p>
      <text:p text:style-name="Standard"><text:span text:style-name="T1">IOAW</text:span>= IOAW is de afkorting van Inkomensvoorziening oudere en gedeeltelijk arbeidsongeschikte werkloze werknemers <text:span text:style-name="T11">(rijksoverheid.nl)</text:span></text:p>
      <text:p text:style-name="P11"/>
      <text:p text:style-name="P11">- <text:s/>AOC = alleenstaande ouder compensatie</text:p>
      <text:p text:style-name="P17">- <text:s/>Binnenvaartschippers (RBZ)</text:p>
      <text:p text:style-name="P17">- <text:s/><text:span text:style-name="T21">Brutering → Negatief Loon (terugbetaling teveel betaalde uitkering0</text:span></text:p>
      <text:p text:style-name="P15">- <text:s/>BNG-pas</text:p>
      <text:p text:style-name="P15">- <text:s/>DAB= aanvullende bijzondere bijstand voor jongeren.</text:p>
      <text:p text:style-name="P42">- <text:s/>Deurwaardersloket</text:p>
      <text:p text:style-name="P43">- <text:s/><text:span text:style-name="T1">Edison → aanvraag online</text:span></text:p>
      <text:p text:style-name="P13">- <text:s/>Inspanningsperiode → Jongerenloket</text:p>
      <text:p text:style-name="P13">- <text:s/>Jongerenloket</text:p>
      <text:p text:style-name="P16">- <text:s/>Mijn aanvraag is afgewezen: 3 mogelijkheden</text:p>
      <text:p text:style-name="P18">- <text:s/>Nazorg voor (ex-gedetineerden) (High-stakes) (rotterdam.nl)</text:p>
      <text:p text:style-name="P13">- <text:s/>Prestatie010 → Werk</text:p>
      <text:p text:style-name="P13">- <text:s/>RBZ→ starten met bedrijf, stoppen met bedrijf</text:p>
      <text:p text:style-name="P14">- <text:s/>Rondkomen schulden/ <text:span text:style-name="T17">Sociale Lening (rotterdam.nl)</text:span></text:p>
      <text:p text:style-name="P14">- <text:s/>Oudere Rotterdammers (50+) <text:span text:style-name="T13">(rondkomen ouderen)</text:span></text:p>
      <text:p text:style-name="P13">- <text:s/>Telefonisch documenten opvragen → E-suite</text:p>
      <text:p text:style-name="P48">- <text:s/>Werkgeversservicepunt Rijnmond (rotterdam.nl)/<text:span text:style-name="T14">Social Return (rotterdam.nl)</text:span></text:p>
      <text:p text:style-name="P48">- <text:s/>Wanneer u denkt dat de beslagvrije voet niet correct is vastgesteld, kunt u contact opnemen met de betreffende deurwaarder die beslag heeft gelegd. <text:a xlink:type="simple" xlink:href="http://www.bijstand-beslagvrijevoet.nl/" text:style-name="Internet_20_link" text:visited-style-name="Visited_20_Internet_20_Link">http://www.bijstand-beslagvrijevoet.nl/</text:a></text:p>
      <text:p text:style-name="P38"/>
      <text:p text:style-name="P19"><text:a xlink:type="simple" xlink:href="https://www.wijzeringeldzaken.nl/" text:style-name="Internet_20_link" text:visited-style-name="Visited_20_Internet_20_Link">https://www.wijzeringeldzaken.nl/</text:a></text:p>
      <text:p text:style-name="P19"><text:a xlink:type="simple" xlink:href="https://berekenuwrecht.nibud.nl/" text:style-name="Internet_20_link" text:visited-style-name="Visited_20_Internet_20_Link">https://berekenuwrecht.nibud.nl/</text:a> <text:span text:style-name="T12">(Nibud)</text:span></text:p>
      <text:p text:style-name="P19"><text:a xlink:type="simple" xlink:href="https://www.mijngeldenzo.nl/dit-zijn-we/" text:style-name="Internet_20_link" text:visited-style-name="Visited_20_Internet_20_Link">https://www.mijngeldenzo.nl/dit-zijn-we/</text:a> <text:span text:style-name="T12">(bewindvoering)</text:span></text:p>
      <text:p text:style-name="P19"/>
      <text:p text:style-name="P20">- Afdeling Intake: Broodnood, Wettelijk voorschot, status aanvraag, uitstel levering gevraagde stukken <text:span text:style-name="T19">(FAQ)</text:span></text:p>
      <text:p text:style-name="P20">- Beheer Inkomen: Hoogte uitkering, ingeleverde stukken binnen?</text:p>
      <text:p text:style-name="P21">- Werk:</text:p>
      <text:list xml:id="list2816164468" text:style-name="L1">
        <text:list-item>
          <text:p text:style-name="P22">vragen over produkten en diensten van werk: uitleg geven, vrije TBN</text:p>
        </text:list-item>
        <text:list-item>
          <text:p text:style-name="P23">Reiskosten →<text:span text:style-name="T19"> melding maken</text:span></text:p>
        </text:list-item>
        <text:list-item>
          <text:p text:style-name="P24">Werkintake</text:p>
        </text:list-item>
      </text:list>
      <text:list xml:id="list1609983253" text:style-name="L3">
        <text:list-item>
          <text:p text:style-name="P39"><text:span text:style-name="T19">verzetten of annuleren afspraak voor de werkinstake</text:span></text:p>
        </text:list-item>
        <text:list-item>
          <text:p text:style-name="P45">verzetten of annuleren afspraak inspanningscontrole</text:p>
        </text:list-item>
        <text:list-item>
          <text:p text:style-name="P45">medewerker niet aanwezig volgens Nugger: vrij uitbellen, daarna vrij mailen</text:p>
        </text:list-item>
      </text:list>
      <text:list xml:id="list162843231618572" text:continue-list="list2816164468" text:style-name="L1">
        <text:list-item>
          <text:p text:style-name="P44">WerkLoont: </text:p>
        </text:list-item>
        <text:list-item>
          <text:p text:style-name="P23">Prematching Noord/Zuid/ en Exit</text:p>
        </text:list-item>
        <text:list-item>
          <text:p text:style-name="P23">Matching</text:p>
        </text:list-item>
        <text:list-item>
          <text:p text:style-name="P23">jongerenloket</text:p>
        </text:list-item>
      </text:list>
      <text:p text:style-name="P20"/>
      <text:p text:style-name="P20">- Terugvordering en Verhaal: <text:span text:style-name="T20">telefonische spreekuur tussen 9 en 12 uur.</text:span></text:p>
      <text:p text:style-name="P20"><text:soft-page-break/>- Schrijnende situatie: <text:span text:style-name="T20">probeer door te verbinden, anders TBN en mededelen dat er onmiddelijk contact zal worden opgenomen met leidinggevende.</text:span></text:p>
      <text:p text:style-name="P20">- Bewindvoerders , gerechtspersonen en hulpverleners: <text:span text:style-name="T20">in contact brengen met de afdeling die het dossier beheert.</text:span></text:p>
      <text:p text:style-name="P20"/>
      <text:p text:style-name="P20"/>
      <text:p text:style-name="P29">Jongeren:</text:p>
      <text:p text:style-name="P36">- <text:span text:style-name="T15">Jongerenloket (bijstand voor 18-26 jaar oud)</text:span></text:p>
      <text:p text:style-name="P36"><text:span text:style-name="T15">-</text:span> DAB= aanvullende bijzondere bijstand voor jongeren</text:p>
      <text:p text:style-name="P36">- <text:span text:style-name="T15">Uitkering voor kinderen (minderjarige ouder)</text:span></text:p>
      <text:p text:style-name="P36">- </text:p>
      <text:p text:style-name="P36"/>
      <text:p text:style-name="P29">Ouderen:</text:p>
      <text:p text:style-name="P36">- LKV (Doelgroepverklaring oudere werknemer<text:span text:style-name="T15">)</text:span></text:p>
      <text:p text:style-name="P36">- bijzondere bijstand AOW gerechtigde</text:p>
      <text:p text:style-name="P36">- AOW tegoed, ioaw</text:p>
      <text:p text:style-name="P36">- IOAZ</text:p>
      <text:p text:style-name="P36">- <text:span text:style-name="T18">IOAW</text:span></text:p>
      <text:p text:style-name="P36">- <text:span text:style-name="T18">IOW</text:span></text:p>
      <text:p text:style-name="P36">- AOV (algemene Ouderdomsverzekering)</text:p>
      <text:p text:style-name="P37"/>
      <text:p text:style-name="P30">Anderen:</text:p>
      <text:p text:style-name="P37">- AOC = alleenstaande ouder compensatie</text:p>
      <text:p text:style-name="P37"/>
      <text:p text:style-name="P28"/>
      <text:p text:style-name="P7"/>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3.</text:span><text:span text:style-name="T4"> </text:span><text:span text:style-name="T3">programma’s:</text:span></text:p>
      <text:p text:style-name="P2"/>
      <text:p text:style-name="P4"><text:span text:style-name="T10">1. </text:span>RDD:</text:p>
      <text:p text:style-name="P3"/>
      <text:p text:style-name="P3">RDD betekent <text:span text:style-name="T1">Rotterdams Digitaal Dossier.</text:span> Hier vind je alle <text:span text:style-name="T1">documenten</text:span> die zijn ingeleverd voor de afdeling inkomen (van werk en inkomen en RBZ). Je vindt hier de stukken die digitaal zijn ingestuurd door aanvragen bijvoorbeeld met Digid op de website, maar ook de stukken die via de post zijn binnengekomen. In RDD kan je alle aanvragen die door de burger zijn gedaan terugvinden. Bijvoorbeeld aanvragen uitkering (PW, BBZ en TOZO), maar ook aanvragen bijzondere bijstand (TONK).</text:p>
      <text:p text:style-name="P3"/>
      <text:p text:style-name="P4"><text:span text:style-name="T10">2. </text:span>SOCRATES: <text:span text:style-name="T5">Wat is de status van mijn aanvraag?</text:span></text:p>
      <text:p text:style-name="P8"/>
      <text:p text:style-name="P5"><text:span text:style-name="T10">3. </text:span>GUS: <text:span text:style-name="T16">Gegevens uit Systemen</text:span></text:p>
      <text:p text:style-name="P9"/>
      <text:p text:style-name="P5"><text:span text:style-name="T5">Gus staat voor </text:span>gegevens uit systemen<text:span text:style-name="T5">, voor ons zijn dit gegevens uit Socrates en uit een ander programma waar W&amp;I mee werkt. </text:span></text:p>
      <text:p text:style-name="P9"/>
      <text:list xml:id="list697768836" text:style-name="L2">
        <text:list-item>
          <text:p text:style-name="P25">Levensonderhoud: <text:span text:style-name="T5">Hier vind je de startdatum van de bijstandsuitkering en de datum van uitbetaling laatste uitkering</text:span></text:p>
        </text:list-item>
      </text:list>
      <text:p text:style-name="P9"/>
      <text:list xml:id="list162842292258835" text:continue-numbering="true" text:style-name="L2">
        <text:list-item>
          <text:p text:style-name="P25">Financiële afspraken:<text:span text:style-name="T5"> </text:span><text:span text:style-name="T6">betalingen van huur, zorg, of energieleverancier voor uitkeringsgerechtigde.</text:span></text:p>
          <text:p text:style-name="P31"/>
        </text:list-item>
        <text:list-item>
          <text:p text:style-name="P25">Vorderingen:<text:span text:style-name="T5"> </text:span><text:span text:style-name="T7">boete of terugbetalingen van teveel betaalde uitkering</text:span></text:p>
          <text:p text:style-name="P32"/>
        </text:list-item>
        <text:list-item>
          <text:p text:style-name="P25"><text:span text:style-name="T9">Overige inkomsten: </text:span><text:span text:style-name="T7">eigen verdiensten van uitkeringsgerechtigde</text:span></text:p>
          <text:p text:style-name="P32"/>
        </text:list-item>
        <text:list-item>
          <text:p text:style-name="P25"><text:span text:style-name="T9">Meldingen: </text:span><text:span text:style-name="T7">notities van sozawe-medewerkers</text:span></text:p>
          <text:p text:style-name="P32"/>
        </text:list-item>
        <text:list-item>
          <text:p text:style-name="P26"><text:span text:style-name="T9">Feiten en Maatregelen: </text:span><text:span text:style-name="T8">geen uitkering ontvangen? Noodrem?</text:span></text:p>
          <text:p text:style-name="P33"/>
        </text:list-item>
        <text:list-item>
          <text:p text:style-name="P27">Contactpersonen: <text:span text:style-name="T5">medewerkers van Werk</text:span></text:p>
        </text:list-item>
      </text:list>
      <text:p text:style-name="P10"/>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10"><text:span text:style-name="T1">Klant belt en geeft aan helemaal geen uitkering te hebben ontvangen.</text:span> Mogelijke oorzaken:</text:p>
      <text:p text:style-name="P10"/>
      <text:p text:style-name="P10">1. Uitkering gestopt: Ga naar overzicht diensten, dubbelklik, klik in menu op tijdelijke stop om te zien of er een stopdatum is opgevoerd</text:p>
      <text:p text:style-name="P10"/>
      <text:p text:style-name="P10">2/ Geen (rest)betalingsopdracht opgevoerd: ga naar rekeningen, check of er een restbetalingsregel is</text:p>
      <text:p text:style-name="P10">opgevoerd (bij lopende uitkering te herkennen aan geen einddatum), als geen restbetaling of een</text:p>
      <text:p text:style-name="P10">einddatum dan gaat de betaling er niet uit.</text:p>
      <text:p text:style-name="P10"/>
      <text:p text:style-name="P10">3. Saldo te kort in klantrekening: ga naar rekeningen, klik op klantrekening, als er een minteken voor staat is er een indicatie dat er een saldotekort is. Er is sprake van een saldotekort wanneer er</text:p>
      <text:p text:style-name="P10">meer inhoudingen op de uitkering zijn dan het beschikbare bedrag van de uitkering, bv: klant zijn</text:p>
      <text:p text:style-name="P10">uitkering bedraagt € 700 p/m, daarvan betaalt hij via de uitkering € 500 aan huur, € 150</text:p>
      <text:p text:style-name="P10">zorgpremie en € 150,00 aan Eneco. Dus de inhoudingen zijn in dit geval € 800 terwijl de uitkering</text:p>
      <text:p text:style-name="P10">maar € 700 is. In zo’n geval gaat het systeem niets uitkeren en zie je een bedrag op de</text:p>
      <text:p text:style-name="P10">klantrekening staan met een minteken ervoor. De inkomensconsulent dient in zo’n geval een van</text:p>
      <text:p text:style-name="P10">de inhoudingen eruit te halen zodat klant toch een aanvullende uitkering ontvangt.</text:p>
      <text:p text:style-name="P10"/>
      <text:p text:style-name="P10">4. Er is geen voeding zichtbaar: berekening dienst moet nog uitgevoerd worden naar aanleiding van een mutatie (Maatregel 100 % of Inkomsten boven de norm).</text:p>
      <text:p text:style-name="P10"/>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d7f58" officeooo:paragraph-rsid="000d7f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20:24:26.790386274</meta:creation-date>
    <dc:date>2022-02-24T16:28:11.733076709</dc:date>
    <meta:editing-duration>PT7H31M16S</meta:editing-duration>
    <meta:editing-cycles>46</meta:editing-cycles>
    <meta:generator>LibreOffice/6.1.5.2$Linux_X86_64 LibreOffice_project/10$Build-2</meta:generator>
    <meta:print-date>2022-02-18T06:57:03.331609376</meta:print-date>
    <meta:document-statistic meta:table-count="0" meta:image-count="0" meta:object-count="0" meta:page-count="4" meta:paragraph-count="88" meta:word-count="739" meta:character-count="5102" meta:non-whitespace-character-count="4446"/>
  </office:meta>
</office:document-meta>
</file>